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0094a" officeooo:paragraph-rsid="0000094a"/>
    </style:style>
    <style:style style:name="P2" style:family="paragraph" style:parent-style-name="Text_20_body">
      <style:text-properties officeooo:rsid="0000094a" officeooo:paragraph-rsid="0000094a"/>
    </style:style>
    <style:style style:name="P3" style:family="paragraph" style:parent-style-name="Text_20_body">
      <style:text-properties officeooo:paragraph-rsid="0000094a"/>
    </style:style>
    <style:style style:name="P4" style:family="paragraph" style:parent-style-name="Text_20_body">
      <style:text-properties fo:font-weight="normal" officeooo:rsid="0000094a" officeooo:paragraph-rsid="0000094a" style:font-weight-asian="normal" style:font-weight-complex="normal"/>
    </style:style>
    <style:style style:name="P5" style:family="paragraph" style:parent-style-name="Text_20_body">
      <style:text-properties fo:font-weight="normal" officeooo:rsid="0000094a" style:font-weight-asian="normal" style:font-weight-complex="normal"/>
    </style:style>
    <style:style style:name="P6" style:family="paragraph" style:parent-style-name="Text_20_body">
      <style:text-properties fo:font-weight="normal" officeooo:rsid="00003043" officeooo:paragraph-rsid="00003043" style:font-weight-asian="normal" style:font-weight-complex="normal"/>
    </style:style>
    <style:style style:name="P7" style:family="paragraph" style:parent-style-name="Heading_20_3">
      <style:text-properties fo:font-weight="normal" style:font-weight-asian="normal" style:font-weight-complex="normal"/>
    </style:style>
    <style:style style:name="P8" style:family="paragraph" style:parent-style-name="Heading_20_3">
      <style:text-properties fo:font-weight="normal" officeooo:rsid="0001cd57" officeooo:paragraph-rsid="0001cd57" style:font-weight-asian="normal" style:font-weight-complex="normal"/>
    </style:style>
    <style:style style:name="P9" style:family="paragraph" style:parent-style-name="Text_20_body">
      <style:text-properties fo:font-weight="normal" officeooo:rsid="0001cd57" officeooo:paragraph-rsid="0001cd57" style:font-weight-asian="normal" style:font-weight-complex="normal"/>
    </style:style>
    <style:style style:name="P10" style:family="paragraph" style:parent-style-name="Text_20_body">
      <style:text-properties fo:font-weight="normal" officeooo:rsid="000197b4" officeooo:paragraph-rsid="000197b4" style:font-weight-asian="normal" style:font-weight-complex="normal"/>
    </style:style>
    <style:style style:name="P11" style:family="paragraph" style:parent-style-name="Text_20_body">
      <style:text-properties fo:font-weight="normal" officeooo:paragraph-rsid="0001cd57" style:font-weight-asian="normal" style:font-weight-complex="normal"/>
    </style:style>
    <style:style style:name="P12" style:family="paragraph" style:parent-style-name="Standard">
      <style:text-properties fo:font-weight="bold" officeooo:rsid="0000094a" officeooo:paragraph-rsid="0000094a" style:font-weight-asian="bold" style:font-weight-complex="bold"/>
    </style:style>
    <style:style style:name="P13" style:family="paragraph" style:parent-style-name="Standard">
      <style:text-properties fo:font-weight="normal" officeooo:rsid="000228b2" officeooo:paragraph-rsid="000228b2" style:font-weight-asian="normal" style:font-weight-complex="normal"/>
    </style:style>
    <style:style style:name="P14" style:family="paragraph" style:parent-style-name="Text_20_body" style:list-style-name="L1">
      <style:paragraph-properties fo:margin-top="0cm" fo:margin-bottom="0cm" style:contextual-spacing="false"/>
      <style:text-properties fo:font-weight="normal" style:font-weight-asian="normal" style:font-weight-complex="normal"/>
    </style:style>
    <style:style style:name="P15" style:family="paragraph" style:parent-style-name="Text_20_body" style:list-style-name="L1">
      <style:text-properties fo:font-weight="normal" style:font-weight-asian="normal" style:font-weight-complex="normal"/>
    </style:style>
    <style:style style:name="P16" style:family="paragraph" style:parent-style-name="Text_20_body" style:list-style-name="L2">
      <style:paragraph-properties fo:margin-top="0cm" fo:margin-bottom="0cm" style:contextual-spacing="false"/>
      <style:text-properties fo:font-weight="normal" style:font-weight-asian="normal" style:font-weight-complex="normal"/>
    </style:style>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3">
      <style:paragraph-properties fo:margin-top="0cm" fo:margin-bottom="0cm" style:contextual-spacing="false"/>
      <style:text-properties fo:font-weight="normal" style:font-weight-asian="normal" style:font-weight-complex="normal"/>
    </style:style>
    <style:style style:name="P19" style:family="paragraph" style:parent-style-name="Text_20_body" style:list-style-name="L3">
      <style:text-properties fo:font-weight="normal" style:font-weight-asian="normal" style:font-weight-complex="normal"/>
    </style:style>
    <style:style style:name="P20" style:family="paragraph" style:parent-style-name="Text_20_body" style:list-style-name="L4">
      <style:paragraph-properties fo:margin-top="0cm" fo:margin-bottom="0cm" style:contextual-spacing="false"/>
      <style:text-properties fo:font-weight="normal" style:font-weight-asian="normal" style:font-weight-complex="normal"/>
    </style:style>
    <style:style style:name="P21" style:family="paragraph" style:parent-style-name="Text_20_body" style:list-style-name="L4">
      <style:text-properties fo:font-weight="normal" style:font-weight-asian="normal" style:font-weight-complex="normal"/>
    </style:style>
    <style:style style:name="P22" style:family="paragraph" style:parent-style-name="Text_20_body" style:list-style-name="L5">
      <style:text-properties fo:font-weight="normal" style:font-weight-asian="normal" style:font-weight-complex="normal"/>
    </style:style>
    <style:style style:name="P23" style:family="paragraph" style:parent-style-name="Text_20_body" style:list-style-name="L7">
      <style:paragraph-properties fo:margin-top="0cm" fo:margin-bottom="0cm" style:contextual-spacing="false"/>
      <style:text-properties fo:font-weight="normal" style:font-weight-asian="normal" style:font-weight-complex="normal"/>
    </style:style>
    <style:style style:name="P24" style:family="paragraph" style:parent-style-name="Text_20_body" style:list-style-name="L7">
      <style:text-properties fo:font-weight="normal" style:font-weight-asian="normal" style:font-weight-complex="normal"/>
    </style:style>
    <style:style style:name="P25" style:family="paragraph" style:parent-style-name="Text_20_body" style:list-style-name="L10">
      <style:text-properties fo:font-weight="normal" officeooo:rsid="0001cd57" officeooo:paragraph-rsid="0001cd57" style:font-weight-asian="normal" style:font-weight-complex="normal"/>
    </style:style>
    <style:style style:name="P26" style:family="paragraph" style:parent-style-name="Text_20_body" style:list-style-name="L12">
      <style:text-properties fo:font-weight="normal" officeooo:rsid="0001cd57" officeooo:paragraph-rsid="0001cd57" style:font-weight-asian="normal" style:font-weight-complex="normal"/>
    </style:style>
    <style:style style:name="P27" style:family="paragraph" style:parent-style-name="Text_20_body" style:list-style-name="L16">
      <style:paragraph-properties fo:margin-top="0cm" fo:margin-bottom="0cm" style:contextual-spacing="false"/>
      <style:text-properties fo:font-weight="normal" style:font-weight-asian="normal" style:font-weight-complex="normal"/>
    </style:style>
    <style:style style:name="P28" style:family="paragraph" style:parent-style-name="Text_20_body" style:list-style-name="L16">
      <style:text-properties fo:font-weight="normal" style:font-weight-asian="normal" style:font-weight-complex="normal"/>
    </style:style>
    <style:style style:name="P29" style:family="paragraph" style:parent-style-name="Text_20_body" style:list-style-name="L17">
      <style:paragraph-properties fo:margin-top="0cm" fo:margin-bottom="0cm" style:contextual-spacing="false"/>
      <style:text-properties fo:font-weight="normal" style:font-weight-asian="normal" style:font-weight-complex="normal"/>
    </style:style>
    <style:style style:name="P30" style:family="paragraph" style:parent-style-name="Text_20_body" style:list-style-name="L17">
      <style:text-properties fo:font-weight="normal" style:font-weight-asian="normal" style:font-weight-complex="normal"/>
    </style:style>
    <style:style style:name="P31" style:family="paragraph" style:parent-style-name="Text_20_body" style:list-style-name="L18">
      <style:paragraph-properties fo:margin-top="0cm" fo:margin-bottom="0cm" style:contextual-spacing="false"/>
      <style:text-properties fo:font-weight="normal" style:font-weight-asian="normal" style:font-weight-complex="normal"/>
    </style:style>
    <style:style style:name="P32" style:family="paragraph" style:parent-style-name="Text_20_body" style:list-style-name="L18">
      <style:text-properties fo:font-weight="normal" style:font-weight-asian="normal" style:font-weight-complex="normal"/>
    </style:style>
    <style:style style:name="P33" style:family="paragraph" style:parent-style-name="Text_20_body" style:list-style-name="L19">
      <style:paragraph-properties fo:margin-top="0cm" fo:margin-bottom="0cm" style:contextual-spacing="false"/>
      <style:text-properties fo:font-weight="normal" style:font-weight-asian="normal" style:font-weight-complex="normal"/>
    </style:style>
    <style:style style:name="P34" style:family="paragraph" style:parent-style-name="Text_20_body" style:list-style-name="L19">
      <style:text-properties fo:font-weight="normal" style:font-weight-asian="normal" style:font-weight-complex="normal"/>
    </style:style>
    <style:style style:name="P35" style:family="paragraph" style:parent-style-name="Text_20_body" style:list-style-name="L20">
      <style:text-properties fo:font-weight="normal" style:font-weight-asian="normal" style:font-weight-complex="normal"/>
    </style:style>
    <style:style style:name="P36" style:family="paragraph" style:parent-style-name="Text_20_body" style:list-style-name="L21">
      <style:text-properties fo:font-weight="normal" style:font-weight-asian="normal" style:font-weight-complex="normal"/>
    </style:style>
    <style:style style:name="P37" style:family="paragraph" style:parent-style-name="Text_20_body" style:list-style-name="L22">
      <style:paragraph-properties fo:margin-top="0cm" fo:margin-bottom="0cm" style:contextual-spacing="false"/>
      <style:text-properties fo:font-weight="normal" style:font-weight-asian="normal" style:font-weight-complex="normal"/>
    </style:style>
    <style:style style:name="P38" style:family="paragraph" style:parent-style-name="Text_20_body" style:list-style-name="L22">
      <style:text-properties fo:font-weight="normal" style:font-weight-asian="normal" style:font-weight-complex="normal"/>
    </style:style>
    <style:style style:name="P39" style:family="paragraph" style:parent-style-name="Text_20_body" style:list-style-name="L6"/>
    <style:style style:name="P40" style:family="paragraph" style:parent-style-name="Text_20_body" style:list-style-name="L6">
      <style:paragraph-properties fo:margin-top="0cm" fo:margin-bottom="0cm" style:contextual-spacing="false"/>
    </style:style>
    <style:style style:name="P41" style:family="paragraph" style:parent-style-name="Text_20_body" style:list-style-name="L8">
      <style:text-properties officeooo:paragraph-rsid="0001cd57"/>
    </style:style>
    <style:style style:name="P42" style:family="paragraph" style:parent-style-name="Text_20_body" style:list-style-name="L9"/>
    <style:style style:name="P43" style:family="paragraph" style:parent-style-name="Text_20_body" style:list-style-name="L9">
      <style:paragraph-properties fo:margin-top="0cm" fo:margin-bottom="0cm" style:contextual-spacing="false"/>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2">
      <style:paragraph-properties fo:margin-top="0cm" fo:margin-bottom="0cm" style:contextual-spacing="false"/>
    </style:style>
    <style:style style:name="P47" style:family="paragraph" style:parent-style-name="Text_20_body" style:list-style-name="L13"/>
    <style:style style:name="P48" style:family="paragraph" style:parent-style-name="Text_20_body" style:list-style-name="L13">
      <style:paragraph-properties fo:margin-top="0cm" fo:margin-bottom="0cm" style:contextual-spacing="false"/>
    </style:style>
    <style:style style:name="P49" style:family="paragraph" style:parent-style-name="Text_20_body" style:list-style-name="L14"/>
    <style:style style:name="P50" style:family="paragraph" style:parent-style-name="Text_20_body" style:list-style-name="L14">
      <style:paragraph-properties fo:margin-top="0cm" fo:margin-bottom="0cm" style:contextual-spacing="false"/>
    </style:style>
    <style:style style:name="P51" style:family="paragraph" style:parent-style-name="Text_20_body" style:list-style-name="L15"/>
    <style:style style:name="P52" style:family="paragraph" style:parent-style-name="Text_20_body" style:list-style-name="L15">
      <style:paragraph-properties fo:margin-top="0cm" fo:margin-bottom="0cm" style:contextual-spacing="false"/>
    </style:style>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text-properties fo:font-weight="bold" officeooo:rsid="0000094a" officeooo:paragraph-rsid="0000094a" style:font-weight-asian="bold" style:font-weight-complex="bold"/>
    </style:style>
    <style:style style:name="P58" style:family="paragraph" style:parent-style-name="Text_20_body">
      <style:text-properties fo:font-weight="bold" officeooo:rsid="00003043" officeooo:paragraph-rsid="00003043" style:font-weight-asian="bold" style:font-weight-complex="bold"/>
    </style:style>
    <style:style style:name="P59" style:family="paragraph" style:parent-style-name="Text_20_body">
      <style:text-properties fo:font-weight="bold" officeooo:rsid="000197b4" officeooo:paragraph-rsid="000197b4" style:font-weight-asian="bold" style:font-weight-complex="bold"/>
    </style:style>
    <style:style style:name="P60" style:family="paragraph" style:parent-style-name="Text_20_body">
      <style:text-properties fo:font-weight="bold" officeooo:rsid="0001cd57" officeooo:paragraph-rsid="0001cd5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1cd5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0094a" style:font-weight-asian="normal" style:font-weight-complex="normal"/>
    </style:style>
    <style:style style:name="T5" style:family="text">
      <style:text-properties fo:font-weight="normal" officeooo:rsid="0001cd57" style:font-weight-asian="normal" style:font-weight-complex="normal"/>
    </style:style>
    <style:style style:name="T6" style:family="text">
      <style:text-properties fo:font-weight="normal" officeooo:rsid="0003c7a2" style:font-weight-asian="normal" style:font-weight-complex="normal"/>
    </style:style>
    <style:style style:name="T7" style:family="text">
      <style:text-properties officeooo:rsid="0001cd57"/>
    </style:style>
    <style:style style:name="T8" style:family="text">
      <style:text-properties officeooo:rsid="000228b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Realiza un listado de los componentes estudiados</text:p>
      <text:p text:style-name="P1">CCTV</text:p>
      <text:p text:style-name="P1">Sistema de videovigilancia </text:p>
      <text:p text:style-name="P1">Cámaras, estáticas móviles, domo, 360º, estándares, compactas, en miniatura, Domo, Bullet, de día y noche, color blanco y negro, de definición estandar/ alta definición, analógicas/ ip.</text:p>
      <text:p text:style-name="P1">Dispositivos de reproduccion </text:p>
      <text:p text:style-name="P1">monitores <text:s/>analógicos convencionales y monitores de digitales de ultima generación.</text:p>
      <text:p text:style-name="P13">Dispositivos auxiliares como los moviles </text:p>
      <text:p text:style-name="P12">2. Cuatro razones</text:p>
      <text:p text:style-name="P1">1 Tener un monitoreo constante de tus instalaciones y saber que pasa en ellas en todo momento.</text:p>
      <text:p text:style-name="P1">2 integracion de sistemas </text:p>
      <text:p text:style-name="P1">3 Disuasión de intrusos </text:p>
      <text:p text:style-name="P1">4 <text:span text:style-name="T8">Seguridad </text:span></text:p>
      <text:p text:style-name="P12">3. Define los siguientes términos</text:p>
      <text:p text:style-name="P2"><text:span text:style-name="T3">a) </text:span><text:span text:style-name="Strong_20_Emphasis"><text:span text:style-name="T3">Videosensor:</text:span></text:span><text:span text:style-name="T3"> Dispositivo que captura imágenes en forma de video.</text:span></text:p>
      <text:p text:style-name="Text_20_body"><text:span text:style-name="T3">b) </text:span><text:span text:style-name="Strong_20_Emphasis"><text:span text:style-name="T3">Capturador de matrícula:</text:span></text:span><text:span text:style-name="T3"> Sistema para reconocer matrículas de vehículos.</text:span></text:p>
      <text:p text:style-name="Text_20_body"><text:span text:style-name="T3">c) </text:span><text:span text:style-name="Strong_20_Emphasis"><text:span text:style-name="T3">Antideflagrante:</text:span></text:span><text:span text:style-name="T3"> Equipos seguros en entornos explosivos.</text:span></text:p>
      <text:p text:style-name="Text_20_body"><text:span text:style-name="T3">d) </text:span><text:span text:style-name="Strong_20_Emphasis"><text:span text:style-name="T3">Longitud focal:</text:span></text:span><text:span text:style-name="T3"> Distancia entre una lente y el plano de la imagen </text:span><text:span text:style-name="T6">del foco</text:span><text:span text:style-name="T3">.</text:span></text:p>
      <text:p text:style-name="Text_20_body"><text:span text:style-name="T3">e) </text:span><text:span text:style-name="Strong_20_Emphasis"><text:span text:style-name="T3">Frecuencia de refresco:</text:span></text:span><text:span text:style-name="T3"> Número de </text:span><text:span text:style-name="T6">fotogramas<text:tab/></text:span><text:span text:style-name="T3"> </text:span><text:span text:style-name="T6">po</text:span><text:span text:style-name="T3">r segundo en una pantalla.</text:span></text:p>
      <text:p text:style-name="Text_20_body"><text:span text:style-name="T3">f) </text:span><text:span text:style-name="Strong_20_Emphasis"><text:span text:style-name="T3">Pan-Tilt-Zoom:</text:span></text:span><text:span text:style-name="T3"> Control remoto de orientación y acercamiento de una cámara.</text:span></text:p>
      <text:p text:style-name="Text_20_body"><text:span text:style-name="T3">g) </text:span><text:span text:style-name="Strong_20_Emphasis"><text:span text:style-name="T3">Time Lapse:</text:span></text:span><text:span text:style-name="T3"> Técnica que muestra cambios lentos en rápida sucesión.</text:span></text:p>
      <text:p text:style-name="Text_20_body"><text:span text:style-name="T3">h) </text:span><text:span text:style-name="Strong_20_Emphasis"><text:span text:style-name="T3">Multiplexación:</text:span></text:span><text:span text:style-name="T3"> Combina múltiples señales en un solo canal.</text:span></text:p>
      <text:p text:style-name="P5"/>
      <text:p text:style-name="P57">4. tipos de sensores.</text:p>
      <text:p text:style-name="P4"/>
      <text:p text:style-name="P4"><text:span text:style-name="Strong_20_Emphasis"><text:span text:style-name="T3">CCD</text:span></text:span></text:p>
      <text:list xml:id="list140149381" text:style-name="L1">
        <text:list-item>
          <text:list>
            <text:list-item>
              <text:p text:style-name="P14">Proceso de transferencia de carga.</text:p>
            </text:list-item>
            <text:list-item>
              <text:p text:style-name="P14">Mayor consumo de energía.</text:p>
            </text:list-item>
            <text:list-item>
              <text:p text:style-name="P14">Tradicionalmente mejor en baja luz.</text:p>
            </text:list-item>
            <text:list-item>
              <text:p text:style-name="P14">Mayor costo.</text:p>
            </text:list-item>
          </text:list>
        </text:list-item>
      </text:list>
      <text:p text:style-name="P3"><text:span text:style-name="Strong_20_Emphasis"><text:span text:style-name="T4">CMOS</text:span></text:span></text:p>
      <text:list xml:id="list101110633571012" text:continue-numbering="true" text:style-name="L1">
        <text:list-item>
          <text:list>
            <text:list-item>
              <text:p text:style-name="P14">Uso de transistores individuales.</text:p>
            </text:list-item>
            <text:list-item>
              <text:p text:style-name="P14">Menor consumo de energía.</text:p>
            </text:list-item>
            <text:list-item>
              <text:p text:style-name="P14">Rendimiento en baja luz mejorado.</text:p>
            </text:list-item>
            <text:list-item>
              <text:p text:style-name="P15">Generalmente más económico.</text:p>
            </text:list-item>
          </text:list>
        </text:list-item>
      </text:list>
      <text:p text:style-name="P4"/>
      <text:p text:style-name="P6"/>
      <text:p text:style-name="P6"/>
      <text:p text:style-name="P6"/>
      <text:p text:style-name="P6"><text:soft-page-break/></text:p>
      <text:p text:style-name="P58">5. Ventajas e inconvenientes</text:p>
      <text:p text:style-name="P6"><text:span text:style-name="Strong_20_Emphasis"><text:span text:style-name="T3">Multiplexores:</text:span></text:span></text:p>
      <text:p text:style-name="Text_20_body"><text:span text:style-name="Emphasis"><text:span text:style-name="T3">Ventajas:</text:span></text:span></text:p>
      <text:list text:style-name="L2">
        <text:list-item>
          <text:p text:style-name="P16">Simplicidad y menor costo.</text:p>
        </text:list-item>
        <text:list-item>
          <text:p text:style-name="P17">Reducción de pines.</text:p>
        </text:list-item>
      </text:list>
      <text:p text:style-name="Text_20_body"><text:span text:style-name="Emphasis"><text:span text:style-name="T3">Inconvenientes:</text:span></text:span></text:p>
      <text:list text:style-name="L3">
        <text:list-item>
          <text:p text:style-name="P18">Tiempo de acceso puede ser mayor.</text:p>
        </text:list-item>
        <text:list-item>
          <text:p text:style-name="P19">Limitación en el número de entradas.</text:p>
        </text:list-item>
      </text:list>
      <text:p text:style-name="Text_20_body"><text:span text:style-name="Strong_20_Emphasis"><text:span text:style-name="T3">Secuenciadores:</text:span></text:span></text:p>
      <text:p text:style-name="Text_20_body"><text:span text:style-name="Emphasis"><text:span text:style-name="T3">Ventajas:</text:span></text:span></text:p>
      <text:list text:style-name="L4">
        <text:list-item>
          <text:p text:style-name="P20">Automatización en la selección de entradas.</text:p>
        </text:list-item>
        <text:list-item>
          <text:p text:style-name="P21">Mayor flexibilidad en el manejo de múltiples entradas.</text:p>
        </text:list-item>
      </text:list>
      <text:p text:style-name="Text_20_body"><text:span text:style-name="Emphasis"><text:span text:style-name="T3">Inconvenientes:</text:span></text:span></text:p>
      <text:list text:style-name="L5">
        <text:list-item>
          <text:p text:style-name="P22">Mayor complejidad y costo.</text:p>
        </text:list-item>
      </text:list>
      <text:p text:style-name="P59">6. ¿Qué ventajas crees que presenta el uso de dispositivos de grabación digitales que presentan los dispositivos de grabación digitales DVR con respecto a los grabadores de cinta VRC?</text:p>
      <text:p text:style-name="P10"><text:span text:style-name="Strong_20_Emphasis"><text:span text:style-name="T3">Ventajas de los DVR sobre los VCR:</text:span></text:span></text:p>
      <text:list text:style-name="L6">
        <text:list-item>
          <text:p text:style-name="P40"><text:span text:style-name="Strong_20_Emphasis"><text:span text:style-name="T3">Calidad de imagen:</text:span></text:span><text:span text:style-name="T3"> Los DVRs ofrecen una calidad de grabación digital superior a los VCRs, que utilizan cintas analógicas.</text:span></text:p>
        </text:list-item>
        <text:list-item>
          <text:p text:style-name="P40"><text:span text:style-name="Strong_20_Emphasis"><text:span text:style-name="T3">Capacidad de almacenamiento:</text:span></text:span><text:span text:style-name="T3"> Los DVRs pueden almacenar grandes cantidades de datos en discos duros, mientras que las cintas VCR tienen limitaciones de capacidad.</text:span></text:p>
        </text:list-item>
        <text:list-item>
          <text:p text:style-name="P40"><text:span text:style-name="Strong_20_Emphasis"><text:span text:style-name="T3">Acceso remoto:</text:span></text:span><text:span text:style-name="T3"> Los DVRs permiten el acceso remoto a las grabaciones a través de redes, facilitando la supervisión a distancia.</text:span></text:p>
        </text:list-item>
        <text:list-item>
          <text:p text:style-name="P39"><text:span text:style-name="Strong_20_Emphasis"><text:span text:style-name="T3">Búsqueda rápida:</text:span></text:span><text:span text:style-name="T3"> La búsqueda y recuperación de datos en DVRs es más eficiente que rebobinar cintas VCR</text:span></text:p>
        </text:list-item>
      </text:list>
      <text:p text:style-name="P10">7. <text:span text:style-name="T1">En instalaciones de videovigilancia, una vez se ha capturado la imagen captada por las camaras, puede ser impresa mediante una impresora de video, ¿ para que crees que se utiliza este equipo y en que situaciones </text:span><text:span text:style-name="T2">podria resultar de gran cantidad?</text:span></text:p>
      <text:p text:style-name="P9"><text:span text:style-name="Strong_20_Emphasis"><text:span text:style-name="T3">Impresora de video en videovigilancia:</text:span></text:span></text:p>
      <text:list text:style-name="L7">
        <text:list-item>
          <text:p text:style-name="P23">Se utiliza para obtener copias físicas de imágenes capturadas por las cámaras de videovigilancia.</text:p>
        </text:list-item>
        <text:list-item>
          <text:p text:style-name="P24">Puede ser útil en situaciones legales, evidencia forense o para proporcionar imágenes a las autoridades.</text:p>
        </text:list-item>
      </text:list>
      <text:p text:style-name="P9"/>
      <text:p text:style-name="P9"/>
      <text:p text:style-name="P9"/>
      <text:p text:style-name="P60"><text:soft-page-break/>8.¿ Que es una matriz de video? ¿En que tipo de instalaciones se utiliza? ¿Cuantas entradas y salidas de video puede tener asociadas?</text:p>
      <text:list text:style-name="L8">
        <text:list-item>
          <text:p text:style-name="P41"><text:span text:style-name="Strong_20_Emphasis"><text:span text:style-name="T5">Definición:</text:span></text:span><text:span text:style-name="T5"> Una matriz de video es un dispositivo que permite la conmutación de múltiples fuentes de video a múltiples destinos, como monitores.</text:span></text:p>
        </text:list-item>
      </text:list>
      <text:list text:style-name="L9">
        <text:list-item>
          <text:p text:style-name="P43"><text:span text:style-name="Strong_20_Emphasis"><text:span text:style-name="T3">Utilización:</text:span></text:span><text:span text:style-name="T3"> Se utiliza en instalaciones de seguridad y vigilancia para gestionar y controlar varias señales de video.</text:span></text:p>
        </text:list-item>
        <text:list-item>
          <text:p text:style-name="P42"><text:span text:style-name="Strong_20_Emphasis"><text:span text:style-name="T3">Entradas/Salidas:</text:span></text:span><text:span text:style-name="T3"> Puede tener múltiples entradas y salidas, como una matriz 4x4, que implica 4 entradas y 4 salidas.</text:span></text:p>
        </text:list-item>
      </text:list>
      <text:p text:style-name="P9"/>
      <text:p text:style-name="P60">9. ¿Cuál es la funcion de los videosensores?</text:p>
      <text:list text:style-name="L10">
        <text:list-item>
          <text:p text:style-name="P25">Los videosensores detectan cambios en las imágenes capturadas por las cámaras.</text:p>
        </text:list-item>
      </text:list>
      <text:list text:style-name="L11">
        <text:list-item>
          <text:p text:style-name="P44">Pueden activar alarmas o realizar acciones automáticas en respuesta a eventos específicos, como movimientos inusuales.</text:p>
        </text:list-item>
      </text:list>
      <text:p text:style-name="P9"/>
      <text:p text:style-name="P9">10. <text:span text:style-name="T1">Enumera cuatro accesorios para camaras distintos y explica brevemente su finalidad</text:span></text:p>
      <text:list text:style-name="L12">
        <text:list-item>
          <text:p text:style-name="P26"><text:span text:style-name="Strong_20_Emphasis"><text:span text:style-name="T3">Lentes de zoom:</text:span></text:span> Permiten ajustar el enfoque y la distancia focal.</text:p>
        </text:list-item>
        <text:list-item>
          <text:p text:style-name="P46"><text:span text:style-name="Strong_20_Emphasis"><text:span text:style-name="T3">Iluminadores infrarrojos:</text:span></text:span><text:span text:style-name="T3"> Mejoran la visión nocturna de las cámaras.</text:span></text:p>
        </text:list-item>
        <text:list-item>
          <text:p text:style-name="P46"><text:span text:style-name="Strong_20_Emphasis"><text:span text:style-name="T3">Carcasas resistentes a la intemperie:</text:span></text:span><text:span text:style-name="T3"> Protegen las cámaras en condiciones climáticas adversas.</text:span></text:p>
        </text:list-item>
        <text:list-item>
          <text:p text:style-name="P45"><text:span text:style-name="Strong_20_Emphasis"><text:span text:style-name="T3">Soportes de montaje:</text:span></text:span><text:span text:style-name="T3"> Facilitan la instalación y ajuste de las cámaras.</text:span></text:p>
        </text:list-item>
      </text:list>
      <text:p text:style-name="P9"/>
      <text:p text:style-name="P60">11. Cita cuatro parámetros característicos asociados a cada uno de los siguientes componentes de un sistema CCTV:</text:p>
      <text:p text:style-name="P9"><text:span text:style-name="Strong_20_Emphasis"><text:span text:style-name="T3">a) Cámaras:</text:span></text:span></text:p>
      <text:list text:style-name="L13">
        <text:list-item>
          <text:p text:style-name="P48"><text:span text:style-name="Strong_20_Emphasis"><text:span text:style-name="T3">Resolución:</text:span></text:span><text:span text:style-name="T3"> Indica la claridad y detalle de la imagen. Se mide en píxeles (por ejemplo, 1080p).</text:span></text:p>
        </text:list-item>
        <text:list-item>
          <text:p text:style-name="P48"><text:span text:style-name="Strong_20_Emphasis"><text:span text:style-name="T3">Sensor de imagen:</text:span></text:span><text:span text:style-name="T3"> El tipo de sensor afecta la sensibilidad a la luz y la calidad de la imagen, siendo comunes CMOS y CCD.</text:span></text:p>
        </text:list-item>
        <text:list-item>
          <text:p text:style-name="P48"><text:span text:style-name="Strong_20_Emphasis"><text:span text:style-name="T3">Lente:</text:span></text:span><text:span text:style-name="T3"> La distancia focal y el tipo de lente determinan el campo de visión y la profundidad de campo.</text:span></text:p>
        </text:list-item>
        <text:list-item>
          <text:p text:style-name="P47"><text:span text:style-name="Strong_20_Emphasis"><text:span text:style-name="T3">Iluminación mínima:</text:span></text:span><text:span text:style-name="T3"> La cantidad mínima de luz necesaria para capturar imágenes de calidad.</text:span></text:p>
        </text:list-item>
      </text:list>
      <text:p text:style-name="Text_20_body"><text:span text:style-name="Strong_20_Emphasis"><text:span text:style-name="T3">b) Monitores:</text:span></text:span></text:p>
      <text:list text:style-name="L14">
        <text:list-item>
          <text:p text:style-name="P50"><text:span text:style-name="Strong_20_Emphasis"><text:span text:style-name="T3">Tamaño de pantalla:</text:span></text:span><text:span text:style-name="T3"> Se mide en pulgadas diagonalmente e influye en la visibilidad de las imágenes.</text:span></text:p>
        </text:list-item>
        <text:list-item>
          <text:p text:style-name="P50"><text:span text:style-name="Strong_20_Emphasis"><text:span text:style-name="T3">Resolución:</text:span></text:span><text:span text:style-name="T3"> La cantidad de píxeles que puede mostrar el monitor, afectando la nitidez de las imágenes.</text:span></text:p>
        </text:list-item>
        <text:list-item>
          <text:p text:style-name="P50"><text:span text:style-name="Strong_20_Emphasis"><text:span text:style-name="T3">Relación de aspecto:</text:span></text:span><text:span text:style-name="T3"> La proporción entre el ancho y la altura de la pantalla (por ejemplo, 16:9).</text:span></text:p>
        </text:list-item>
        <text:list-item>
          <text:p text:style-name="P49"><text:soft-page-break/><text:span text:style-name="Strong_20_Emphasis"><text:span text:style-name="T3">Tecnología de pantalla:</text:span></text:span><text:span text:style-name="T3"> Puede ser LCD, LED, OLED, etc., afectando el contraste y la reproducción del color.</text:span></text:p>
        </text:list-item>
      </text:list>
      <text:p text:style-name="Text_20_body"><text:span text:style-name="Strong_20_Emphasis"><text:span text:style-name="T3">c) Dispositivos de grabación:</text:span></text:span></text:p>
      <text:list text:style-name="L15">
        <text:list-item>
          <text:p text:style-name="P52"><text:span text:style-name="Strong_20_Emphasis"><text:span text:style-name="T3">Capacidad de almacenamiento:</text:span></text:span><text:span text:style-name="T3"> La cantidad de datos que puede almacenar, generalmente medida en terabytes (TB) o gigabytes (GB).</text:span></text:p>
        </text:list-item>
        <text:list-item>
          <text:p text:style-name="P52"><text:span text:style-name="Strong_20_Emphasis"><text:span text:style-name="T3">Velocidad de grabación:</text:span></text:span><text:span text:style-name="T3"> La velocidad a la que puede escribir datos, medida en megabytes por segundo (MB/s).</text:span></text:p>
        </text:list-item>
        <text:list-item>
          <text:p text:style-name="P52"><text:span text:style-name="Strong_20_Emphasis"><text:span text:style-name="T3">Compresión de video:</text:span></text:span><text:span text:style-name="T3"> El tipo de algoritmo de compresión utilizado para maximizar el espacio de almacenamiento.</text:span></text:p>
        </text:list-item>
        <text:list-item>
          <text:p text:style-name="P51"><text:span text:style-name="Strong_20_Emphasis"><text:span text:style-name="T3">Interfaz de conexión:</text:span></text:span><text:span text:style-name="T3"> El tipo de conexión utilizado para conectarse a cámaras y otros dispositivos, como HDMI, USB, o Ethernet.</text:span></text:p>
        </text:list-item>
      </text:list>
      <text:p text:style-name="P60">12.</text:p>
      <text:p text:style-name="P11">a) Cámara 360 (Movilidad):</text:p>
      <text:list text:style-name="L16">
        <text:list-item>
          <text:p text:style-name="P53"><text:span text:style-name="Strong_20_Emphasis"><text:span text:style-name="T3">Tipo de cámara en función de su movilidad:</text:span></text:span></text:p>
          <text:list>
            <text:list-item>
              <text:p text:style-name="P27">Móvil: Ofrece una visión panorámica completa.</text:p>
            </text:list-item>
          </text:list>
        </text:list-item>
        <text:list-item>
          <text:p text:style-name="P53"><text:span text:style-name="Strong_20_Emphasis"><text:span text:style-name="T3">Clasificación en función de sus dimensiones y apariencia externa:</text:span></text:span></text:p>
          <text:list>
            <text:list-item>
              <text:p text:style-name="P27">Diseño esférico o cilíndrico para permitir una visión de 360 grados.</text:p>
            </text:list-item>
          </text:list>
        </text:list-item>
        <text:list-item>
          <text:p text:style-name="P53"><text:span text:style-name="Strong_20_Emphasis"><text:span text:style-name="T3">Otras características que definen el tipo de cámara:</text:span></text:span></text:p>
          <text:list>
            <text:list-item>
              <text:p text:style-name="P27">Generalmente, no requiere posicionador físico ya que puede cubrir todo el entorno de manera automática.</text:p>
            </text:list-item>
          </text:list>
        </text:list-item>
        <text:list-item>
          <text:p text:style-name="P53"><text:span text:style-name="Strong_20_Emphasis"><text:span text:style-name="T3">Tipo de soporte/posicionador:</text:span></text:span></text:p>
          <text:list>
            <text:list-item>
              <text:p text:style-name="P27">Montaje en techo o pared para obtener la mejor cobertura.</text:p>
            </text:list-item>
          </text:list>
        </text:list-item>
        <text:list-item>
          <text:p text:style-name="P53"><text:span text:style-name="Strong_20_Emphasis"><text:span text:style-name="T3">Tipo de carcasa de protección:</text:span></text:span></text:p>
          <text:list>
            <text:list-item>
              <text:p text:style-name="P27">Puede tener una carcasa resistente a la intemperie si se utiliza en exteriores.</text:p>
            </text:list-item>
          </text:list>
        </text:list-item>
        <text:list-item>
          <text:p text:style-name="P53"><text:span text:style-name="Strong_20_Emphasis"><text:span text:style-name="T3">Accesorios que contiene la cámara:</text:span></text:span></text:p>
          <text:list>
            <text:list-item>
              <text:p text:style-name="P28">Funcionalidad de panorámica y zoom digital.</text:p>
            </text:list-item>
          </text:list>
        </text:list-item>
      </text:list>
      <text:h text:style-name="P7" text:outline-level="3">b) Cámara Estática (Fija):</text:h>
      <text:list text:style-name="L17">
        <text:list-item>
          <text:p text:style-name="P54"><text:span text:style-name="Strong_20_Emphasis"><text:span text:style-name="T3">Tipo de cámara en función de su movilidad:</text:span></text:span></text:p>
          <text:list>
            <text:list-item>
              <text:p text:style-name="P29">Fija: No se puede mover y está orientada en una dirección específica.</text:p>
            </text:list-item>
          </text:list>
        </text:list-item>
        <text:list-item>
          <text:p text:style-name="P54"><text:span text:style-name="Strong_20_Emphasis"><text:span text:style-name="T3">Clasificación en función de sus dimensiones y apariencia externa:</text:span></text:span></text:p>
          <text:list>
            <text:list-item>
              <text:p text:style-name="P29">Puede tener un diseño rectangular o cilíndrico.</text:p>
            </text:list-item>
          </text:list>
        </text:list-item>
        <text:list-item>
          <text:p text:style-name="P54"><text:span text:style-name="Strong_20_Emphasis"><text:span text:style-name="T3">Otras características que definen el tipo de cámara:</text:span></text:span></text:p>
          <text:list>
            <text:list-item>
              <text:p text:style-name="P29">No tiene la capacidad de movimiento.</text:p>
            </text:list-item>
          </text:list>
        </text:list-item>
        <text:list-item>
          <text:p text:style-name="P54"><text:span text:style-name="Strong_20_Emphasis"><text:span text:style-name="T3">Tipo de soporte/posicionador:</text:span></text:span></text:p>
          <text:list>
            <text:list-item>
              <text:p text:style-name="P29">Montaje en pared o techo.</text:p>
            </text:list-item>
          </text:list>
        </text:list-item>
        <text:list-item>
          <text:p text:style-name="P54"><text:span text:style-name="Strong_20_Emphasis"><text:span text:style-name="T3">Tipo de carcasa de protección:</text:span></text:span></text:p>
          <text:list>
            <text:list-item>
              <text:p text:style-name="P29">Carcasa resistente a la intemperie si se utiliza en exteriores.</text:p>
            </text:list-item>
          </text:list>
        </text:list-item>
        <text:list-item>
          <text:p text:style-name="P54"><text:soft-page-break/><text:span text:style-name="Strong_20_Emphasis"><text:span text:style-name="T3">Accesorios que contiene la cámara:</text:span></text:span></text:p>
          <text:list>
            <text:list-item>
              <text:p text:style-name="P30">Puede tener opciones de zoom óptico.</text:p>
            </text:list-item>
          </text:list>
        </text:list-item>
      </text:list>
      <text:h text:style-name="P7" text:outline-level="3">c) Cámara Bullet (Estática):</text:h>
      <text:list text:style-name="L18">
        <text:list-item>
          <text:p text:style-name="P55"><text:span text:style-name="Strong_20_Emphasis"><text:span text:style-name="T3">Tipo de cámara en función de su movilidad:</text:span></text:span></text:p>
          <text:list>
            <text:list-item>
              <text:p text:style-name="P31">Fija: No se puede mover y está orientada en una dirección específica.</text:p>
            </text:list-item>
          </text:list>
        </text:list-item>
        <text:list-item>
          <text:p text:style-name="P55"><text:span text:style-name="Strong_20_Emphasis"><text:span text:style-name="T3">Clasificación en función de sus dimensiones y apariencia externa:</text:span></text:span></text:p>
          <text:list>
            <text:list-item>
              <text:p text:style-name="P31">Alargada y cilíndrica.</text:p>
            </text:list-item>
          </text:list>
        </text:list-item>
        <text:list-item>
          <text:p text:style-name="P55"><text:span text:style-name="Strong_20_Emphasis"><text:span text:style-name="T3">Otras características que definen el tipo de cámara:</text:span></text:span></text:p>
          <text:list>
            <text:list-item>
              <text:p text:style-name="P31">Diseño aerodinámico y generalmente se utiliza en exteriores.</text:p>
            </text:list-item>
          </text:list>
        </text:list-item>
        <text:list-item>
          <text:p text:style-name="P55"><text:span text:style-name="Strong_20_Emphasis"><text:span text:style-name="T3">Tipo de soporte/posicionador:</text:span></text:span></text:p>
          <text:list>
            <text:list-item>
              <text:p text:style-name="P31">Montaje en pared o techo.</text:p>
            </text:list-item>
          </text:list>
        </text:list-item>
        <text:list-item>
          <text:p text:style-name="P55"><text:span text:style-name="Strong_20_Emphasis"><text:span text:style-name="T3">Tipo de carcasa de protección:</text:span></text:span></text:p>
          <text:list>
            <text:list-item>
              <text:p text:style-name="P31">Carcasa resistente a la intemperie.</text:p>
            </text:list-item>
          </text:list>
        </text:list-item>
        <text:list-item>
          <text:p text:style-name="P55"><text:span text:style-name="Strong_20_Emphasis"><text:span text:style-name="T3">Accesorios que contiene la cámara:</text:span></text:span></text:p>
          <text:list>
            <text:list-item>
              <text:p text:style-name="P32">Puede tener visión nocturna infrarroja.</text:p>
            </text:list-item>
          </text:list>
        </text:list-item>
      </text:list>
      <text:h text:style-name="P7" text:outline-level="3">d) Cámara Móvil (PTZ - Pan-Tilt-Zoom):</text:h>
      <text:list text:style-name="L19">
        <text:list-item>
          <text:p text:style-name="P56"><text:span text:style-name="Strong_20_Emphasis"><text:span text:style-name="T3">Tipo de cámara en función de su movilidad:</text:span></text:span></text:p>
          <text:list>
            <text:list-item>
              <text:p text:style-name="P33">Móvil: Puede rotar horizontal y verticalmente, y hacer zoom.</text:p>
            </text:list-item>
          </text:list>
        </text:list-item>
        <text:list-item>
          <text:p text:style-name="P56"><text:span text:style-name="Strong_20_Emphasis"><text:span text:style-name="T3">Clasificación en función de sus dimensiones y apariencia externa:</text:span></text:span></text:p>
          <text:list>
            <text:list-item>
              <text:p text:style-name="P33">Diseño puede ser similar a una cámara bullet, pero con la capacidad de movimiento.</text:p>
            </text:list-item>
          </text:list>
        </text:list-item>
        <text:list-item>
          <text:p text:style-name="P56"><text:span text:style-name="Strong_20_Emphasis"><text:span text:style-name="T3">Otras características que definen el tipo de cámara:</text:span></text:span></text:p>
          <text:list>
            <text:list-item>
              <text:p text:style-name="P33">Permite el seguimiento y vigilancia activa.</text:p>
            </text:list-item>
          </text:list>
        </text:list-item>
        <text:list-item>
          <text:p text:style-name="P56"><text:span text:style-name="Strong_20_Emphasis"><text:span text:style-name="T3">Tipo de soporte/posicionador:</text:span></text:span></text:p>
          <text:list>
            <text:list-item>
              <text:p text:style-name="P33">Requiere un posicionador motorizado para permitir la movilidad.</text:p>
            </text:list-item>
          </text:list>
        </text:list-item>
        <text:list-item>
          <text:p text:style-name="P56"><text:span text:style-name="Strong_20_Emphasis"><text:span text:style-name="T3">Tipo de carcasa de protección:</text:span></text:span></text:p>
          <text:list>
            <text:list-item>
              <text:p text:style-name="P33">Carcasa resistente a la intemperie.</text:p>
            </text:list-item>
          </text:list>
        </text:list-item>
        <text:list-item>
          <text:p text:style-name="P56"><text:span text:style-name="Strong_20_Emphasis"><text:span text:style-name="T3">Accesorios que contiene la cámara:</text:span></text:span></text:p>
          <text:list>
            <text:list-item>
              <text:p text:style-name="P34">Control remoto para la manipulación de la dirección y el zoom.</text:p>
            </text:list-item>
          </text:list>
        </text:list-item>
      </text:list>
      <text:p text:style-name="P60">13.</text:p>
      <text:h text:style-name="P8" text:outline-level="3">a) Monitores Analógicos o Digitales:</text:h>
      <text:list text:style-name="L20">
        <text:list-item>
          <text:p text:style-name="P35">Dado que la imagen es de una sala de control de un sistema CCTV, es probable que los monitores sean digitales, ya que los sistemas modernos de circuito cerrado de televisión (CCTV) suelen utilizar monitores digitales para una mejor calidad de imagen y funcionalidades avanzadas.</text:p>
        </text:list-item>
      </text:list>
      <text:h text:style-name="P7" text:outline-level="3"><text:soft-page-break/>b) Técnica de Visualización:</text:h>
      <text:list text:style-name="L21">
        <text:list-item>
          <text:p text:style-name="P36">La técnica de visualización utilizada parece ser la "multipantalla" o "split-screen", donde cada monitor está dividido para mostrar la salida de varias cámaras de vigilancia simultáneamente.</text:p>
        </text:list-item>
      </text:list>
      <text:h text:style-name="P7" text:outline-level="3">c) Configuración de Cuadrantes y Multiplexor:</text:h>
      <text:list text:style-name="L22">
        <text:list-item>
          <text:p text:style-name="P37">Cada monitor podría tener una configuración de cuadrantes, dividiendo la pantalla en varias secciones, cada una mostrando la señal de una cámara diferente.</text:p>
        </text:list-item>
        <text:list-item>
          <text:p text:style-name="P38">Para lograr esta configuración, se podría utilizar un multiplexor, un dispositivo que permite gestionar y mostrar varias señales de video en un solo monitor al dividir la pantalla en diferentes áreas.</text:p>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0:32:49.076994423</meta:creation-date>
    <dc:date>2023-11-21T10:11:10.201023380</dc:date>
    <meta:editing-duration>PT2H15M23S</meta:editing-duration>
    <meta:editing-cycles>6</meta:editing-cycles>
    <meta:generator>LibreOffice/7.4.7.2$Linux_X86_64 LibreOffice_project/40$Build-2</meta:generator>
    <meta:document-statistic meta:table-count="0" meta:image-count="0" meta:object-count="0" meta:page-count="6" meta:paragraph-count="145" meta:word-count="1459" meta:character-count="9015" meta:non-whitespace-character-count="7787"/>
  </office:meta>
</office:document-meta>
</file>